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/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65" calcext:value-type="float">
            <text:p>9.65</text:p>
          </table:table-cell>
          <table:table-cell table:style-name="ce15" table:formula="of:=(10^[.B4])/10^9" office:value-type="float" office:value="4.46683592150964" calcext:value-type="float">
            <text:p>4.46683592150964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7"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5])/10^9" office:value-type="float" office:value="7.76247116628693" calcext:value-type="float">
            <text:p>7.76247116628693</text:p>
          </table:table-cell>
          <table:table-cell office:value-type="float" office:value="-1.06" calcext:value-type="float">
            <text:p>-1.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3" calcext:value-type="float">
            <text:p>9.83</text:p>
          </table:table-cell>
          <table:table-cell table:style-name="ce15" table:formula="of:=(10^[.B6])/10^9" office:value-type="float" office:value="6.76082975391982" calcext:value-type="float">
            <text:p>6.76082975391982</text:p>
          </table:table-cell>
          <table:table-cell office:value-type="float" office:value="1.94" calcext:value-type="float">
            <text:p>1.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style-name="ce15" table:formula="of:=(10^[.B8])/10^9" office:value-type="float" office:value="9.54992586021437" calcext:value-type="float">
            <text:p>9.54992586021437</text:p>
          </table:table-cell>
          <table:table-cell office:value-type="float" office:value="-0.882" calcext:value-type="float">
            <text:p>-0.8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9])/10^9" office:value-type="float" office:value="12.5892541179417" calcext:value-type="float">
            <text:p>12.5892541179417</text:p>
          </table:table-cell>
          <table:table-cell office:value-type="float" office:value="-0.488" calcext:value-type="float">
            <text:p>-0.4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10])/10^9" office:value-type="float" office:value="7.76247116628693" calcext:value-type="float">
            <text:p>7.76247116628693</text:p>
          </table:table-cell>
          <table:table-cell office:value-type="float" office:value="-1.64" calcext:value-type="float">
            <text:p>-1.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3"/>
          <table:table-cell table:style-name="ce17"/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5"/>
          <table:table-cell table:style-name="ce17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8.75" calcext:value-type="float">
            <text:p>8.75</text:p>
          </table:table-cell>
          <table:table-cell table:style-name="ce15" table:formula="of:=(10^[.B13])/10^9" office:value-type="float" office:value="0.562341325190349" calcext:value-type="float">
            <text:p>0.562341325190349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7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72" calcext:value-type="float">
            <text:p>8.72</text:p>
          </table:table-cell>
          <table:table-cell table:style-name="ce15" table:formula="of:=(10^[.B16])/10^9" office:value-type="float" office:value="0.524807460249773" calcext:value-type="float">
            <text:p>0.524807460249773</text:p>
          </table:table-cell>
          <table:table-cell office:value-type="float" office:value="-0.125" calcext:value-type="float">
            <text:p>-0.1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18])/10^9" office:value-type="float" office:value="7.76247116628693" calcext:value-type="float">
            <text:p>7.76247116628693</text:p>
          </table:table-cell>
          <table:table-cell office:value-type="float" office:value="-2.08" calcext:value-type="float">
            <text:p>-2.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9])/10^9" office:value-type="float" office:value="12.5892541179417" calcext:value-type="float">
            <text:p>12.5892541179417</text:p>
          </table:table-cell>
          <table:table-cell office:value-type="float" office:value="-1.79" calcext:value-type="float">
            <text:p>-1.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9.83" calcext:value-type="float">
            <text:p>9.83</text:p>
          </table:table-cell>
          <table:table-cell table:style-name="ce16" table:formula="of:=(10^[.B20])/10^9" office:value-type="float" office:value="6.76082975391982" calcext:value-type="float">
            <text:p>6.76082975391982</text:p>
          </table:table-cell>
          <table:table-cell office:value-type="float" office:value="-1.22" calcext:value-type="float">
            <text:p>-1.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9.84" calcext:value-type="float">
            <text:p>9.84</text:p>
          </table:table-cell>
          <table:table-cell table:style-name="ce16" table:formula="of:=(10^[.B21])/10^9" office:value-type="float" office:value="6.91830970918936" calcext:value-type="float">
            <text:p>6.91830970918936</text:p>
          </table:table-cell>
          <table:table-cell office:value-type="float" office:value="-2.27" calcext:value-type="float">
            <text:p>-2.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09T16:12:45.909039536</dc:date>
    <meta:editing-duration>PT2H29M36S</meta:editing-duration>
    <meta:editing-cycles>11</meta:editing-cycles>
    <meta:generator>LibreOffice/7.3.7.2$Linux_X86_64 LibreOffice_project/30$Build-2</meta:generator>
    <meta:document-statistic meta:table-count="1" meta:cell-count="86" meta:object-count="0"/>
  </office:meta>
</office:document-meta>
</file>